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margin-left="1.4752in" fo:text-align="left" style:justify-single-word="false" fo:text-indent="0.4917in" style:auto-text-indent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text-properties fo:font-weight="bold" style:font-name-asian="Arial1" style:font-weight-asian="bold" style:font-name-complex="Calibri2" style:font-size-complex="32pt" style:font-weight-complex="bold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/>
      <style:text-properties fo:font-size="1pt" style:font-size-asian="1pt"/>
    </style:style>
    <style:style style:name="P7" style:family="paragraph" style:parent-style-name="List_20_Paragraph" style:list-style-name="WWNum34">
      <style:paragraph-properties fo:margin-left="0.4957in" fo:line-height="100%" fo:text-indent="-0.248in" style:auto-text-indent="false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/>
      <style:text-properties fo:font-size="1pt" style:font-size-asian="1pt"/>
    </style:style>
    <style:style style:name="P10" style:family="paragraph" style:parent-style-name="List_20_Paragraph" style:list-style-name="WWNum35">
      <style:paragraph-properties fo:margin-left="0.4957in" fo:line-height="100%" fo:text-indent="-0.248in" style:auto-text-indent="false"/>
    </style:style>
    <style:style style:name="P11" style:family="paragraph" style:parent-style-name="List_20_Paragraph">
      <style:paragraph-properties fo:margin-left="0.4957in" fo:line-height="138%"/>
      <style:text-properties fo:font-size="8pt" fo:font-weight="bold" style:font-size-asian="8pt" style:font-weight-asian="bold" style:font-weight-complex="bold"/>
    </style:style>
    <style:style style:name="P12" style:family="paragraph" style:parent-style-name="Heading_20_2">
      <style:text-properties officeooo:paragraph-rsid="00028ba2"/>
    </style:style>
    <style:style style:name="P13" style:family="paragraph" style:parent-style-name="List_20_Paragraph" style:list-style-name="WWNum38">
      <style:paragraph-properties fo:line-height="100%"/>
    </style:style>
    <style:style style:name="P14" style:family="paragraph" style:parent-style-name="List_20_Paragraph">
      <style:paragraph-properties fo:line-height="100%"/>
      <style:text-properties fo:font-size="5pt" fo:font-weight="bold" style:font-size-asian="5pt" style:font-weight-asian="bold" style:font-weight-complex="bold"/>
    </style:style>
    <style:style style:name="P15" style:family="paragraph" style:parent-style-name="List_20_Paragraph">
      <style:paragraph-properties fo:line-height="100%"/>
      <style:text-properties fo:font-size="6pt" fo:font-weight="bold" style:font-size-asian="6pt" style:font-weight-asian="bold" style:font-weight-complex="bold"/>
    </style:style>
    <style:style style:name="P16" style:family="paragraph" style:parent-style-name="List_20_Paragraph" style:list-style-name="WWNum46">
      <style:paragraph-properties fo:line-height="100%"/>
    </style:style>
    <style:style style:name="P17" style:family="paragraph" style:parent-style-name="List_20_Paragraph">
      <style:paragraph-properties fo:margin-left="1in" fo:line-height="100%"/>
      <style:text-properties fo:font-size="10pt" fo:font-weight="bold" style:font-size-asian="10pt" style:font-weight-asian="bold" style:font-weight-complex="bold"/>
    </style:style>
    <style:style style:name="P18" style:family="paragraph" style:parent-style-name="List_20_Paragraph" style:list-style-name="WWNum47">
      <style:paragraph-properties fo:line-height="100%"/>
    </style:style>
    <style:style style:name="P19" style:family="paragraph" style:parent-style-name="List_20_Paragraph" style:list-style-name="WWNum48">
      <style:paragraph-properties fo:line-height="100%"/>
    </style:style>
    <style:style style:name="P20" style:family="paragraph" style:parent-style-name="List_20_Paragraph">
      <style:paragraph-properties fo:margin-left="0.7417in" fo:line-height="100%"/>
      <style:text-properties fo:font-size="5pt" style:font-size-asian="5pt"/>
    </style:style>
    <style:style style:name="P21" style:family="paragraph" style:parent-style-name="List_20_Paragraph" style:list-style-name="WWNum39">
      <style:paragraph-properties fo:margin-left="0.4957in" fo:line-height="100%" fo:text-indent="-0.248in" style:auto-text-indent="false"/>
    </style:style>
    <style:style style:name="P22" style:family="paragraph" style:parent-style-name="List_20_Paragraph" style:list-style-name="WWNum40">
      <style:paragraph-properties fo:margin-left="0.4957in" fo:line-height="100%" fo:text-indent="-0.248in" style:auto-text-indent="false"/>
    </style:style>
    <style:style style:name="P23" style:family="paragraph" style:parent-style-name="List_20_Paragraph">
      <style:paragraph-properties fo:margin-left="0.4957in" fo:line-height="100%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.248in" fo:line-height="100%"/>
      <style:text-properties fo:font-weight="bold" style:font-weight-asian="bold" style:font-weight-complex="bold"/>
    </style:style>
    <style:style style:name="P25" style:family="paragraph" style:parent-style-name="Standard">
      <style:text-properties fo:font-size="1pt" style:font-size-asian="1pt"/>
    </style:style>
    <style:style style:name="P26" style:family="paragraph" style:parent-style-name="List_20_Paragraph" style:list-style-name="WWNum43"/>
    <style:style style:name="P27" style:family="paragraph" style:parent-style-name="List_20_Paragraph">
      <style:text-properties fo:font-size="5pt" fo:font-weight="bold" style:font-size-asian="5pt" style:font-weight-asian="bold" style:font-weight-complex="bold"/>
    </style:style>
    <style:style style:name="P28" style:family="paragraph" style:parent-style-name="List_20_Paragraph" style:list-style-name="WWNum44">
      <style:paragraph-properties fo:margin-left="0.4957in" fo:line-height="100%" fo:text-indent="-0.248in" style:auto-text-indent="false"/>
    </style:style>
    <style:style style:name="P29" style:family="paragraph" style:parent-style-name="List_20_Paragraph" style:list-style-name="WWNum45">
      <style:paragraph-properties fo:margin-left="0.4957in" fo:line-height="100%" fo:text-indent="-0.248in" style:auto-text-indent="false"/>
    </style:style>
    <style:style style:name="P30" style:family="paragraph" style:parent-style-name="Standard">
      <style:paragraph-properties fo:line-height="115%"/>
      <style:text-properties officeooo:rsid="00047f4a" officeooo:paragraph-rsid="00047f4a"/>
    </style:style>
    <style:style style:name="P31" style:family="paragraph" style:parent-style-name="Standard">
      <style:paragraph-properties fo:line-height="115%"/>
      <style:text-properties fo:font-weight="bold" officeooo:rsid="00047f4a" officeooo:paragraph-rsid="00047f4a" style:font-weight-asian="bold" style:font-weight-complex="bold"/>
    </style:style>
    <style:style style:name="P32" style:family="paragraph" style:parent-style-name="Standard" style:list-style-name="L1">
      <style:paragraph-properties fo:line-height="115%"/>
      <style:text-properties officeooo:rsid="00047f4a" officeooo:paragraph-rsid="00047f4a"/>
    </style:style>
    <style:style style:name="P33" style:family="paragraph" style:parent-style-name="Standard" style:list-style-name="L1">
      <style:paragraph-properties fo:line-height="115%"/>
      <style:text-properties officeooo:paragraph-rsid="00047f4a"/>
    </style:style>
    <style:style style:name="P34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47f4a" officeooo:paragraph-rsid="00047f4a" style:font-weight-asian="bold" style:font-weight-complex="bold"/>
    </style:style>
    <style:style style:name="P35" style:family="paragraph" style:parent-style-name="Standard" style:list-style-name="L2">
      <style:paragraph-properties fo:line-height="115%"/>
      <style:text-properties officeooo:rsid="00047f4a" officeooo:paragraph-rsid="00047f4a"/>
    </style:style>
    <style:style style:name="T1" style:family="text">
      <style:text-properties officeooo:rsid="00028ba2"/>
    </style:style>
    <style:style style:name="T2" style:family="text">
      <style:text-properties style:font-name="Calibri" fo:font-weight="bold" style:font-weight-asian="bold" style:font-name-complex="Calibri2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Calibri" fo:font-weight="bold" style:font-weight-asian="bold" style:font-name-complex="Calibri2" fo:background-color="#ffff00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name-asian="Arial1" style:font-weight-asian="bold" style:font-name-complex="Calibri2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8ba2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fo:background-color="#ffff00"/>
    </style:style>
    <style:style style:name="T12" style:family="text">
      <style:text-properties fo:font-weight="bold" style:font-weight-asian="bold" style:font-weight-complex="bold" fo:background-color="#ffff00"/>
    </style:style>
    <style:style style:name="T13" style:family="text">
      <style:text-properties fo:background-color="#ffff00"/>
    </style:style>
    <style:style style:name="T14" style:family="text">
      <style:text-properties fo:font-size="1pt" style:font-size-asian="1pt"/>
    </style:style>
    <style:style style:name="T15" style:family="text">
      <style:text-properties fo:font-size="8pt" fo:font-weight="bold" style:font-size-asian="8pt" style:font-weight-asian="bold" style:font-weight-complex="bold"/>
    </style:style>
    <style:style style:name="T16" style:family="text">
      <style:text-properties fo:font-size="5pt" fo:font-weight="bold" style:font-size-asian="5pt" style:font-weight-asian="bold" style:font-weight-complex="bold"/>
    </style:style>
    <style:style style:name="T17" style:family="text">
      <style:text-properties fo:font-size="6pt" fo:font-weight="bold" style:font-size-asian="6pt" style:font-weight-asian="bold" style:font-weight-complex="bold"/>
    </style:style>
    <style:style style:name="T18" style:family="text">
      <style:text-properties fo:font-size="10pt" fo:font-weight="bold" style:font-size-asian="10pt" style:font-weight-asian="bold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fo:background-color="#ffff00"/>
    </style:style>
    <style:style style:name="T20" style:family="text">
      <style:text-properties fo:font-weight="bold" style:font-weight-asian="bold"/>
    </style:style>
    <style:style style:name="T21" style:family="text">
      <style:text-properties fo:font-size="5pt" style:font-size-asian="5pt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weight="bold" officeooo:rsid="00047f4a" fo:background-color="#ffff00" loext:char-shading-value="0" style:font-weight-asian="bold" style:font-weight-complex="bold"/>
    </style:style>
    <style:style style:name="T24" style:family="text">
      <style:text-properties officeooo:rsid="00047f4a"/>
    </style:style>
    <style:style style:name="T25" style:family="text">
      <style:text-properties fo:font-style="italic"/>
    </style:style>
    <style:style style:name="T26" style:family="text">
      <style:text-properties fo:font-weight="bold" fo:background-color="#ffff00" loext:char-shading-value="0"/>
    </style:style>
    <style:style style:name="T27" style:family="text">
      <style:text-properties fo:font-weight="bold" fo:background-color="#ffff00" loext:char-shading-value="0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 text:c="8"/>1<text:span text:style-name="T1">2</text:span>. html a css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6">*</text:span><text:span text:style-name="T5"> důležité informace v nepovinné sekci dokumentu</text:span></text:p>
      <text:p text:style-name="P4" loext:marker-style-name="T7"/>
      <text:p text:style-name="P4" loext:marker-style-name="T7"/>
      <text:h text:style-name="Heading_20_2" text:outline-level="2" loext:marker-style-name="T8"><text:span text:style-name="T8">1</text:span><text:span text:style-name="T9">2</text:span><text:span text:style-name="T8">.1. Jazyk HTML, jeho verze, syntax a validita</text:span></text:h>
      <text:h text:style-name="Heading_20_3" text:outline-level="3">vysvětlení</text:h>
      <text:p text:style-name="P5"><text:span text:style-name="T8">HTML</text:span> (<text:span text:style-name="T10">Hyper Text Markup Language</text:span>) se používá pro <text:span text:style-name="T11">tvorbu webových stránek</text:span>, termín <text:span text:style-name="T12">hypertext</text:span> odkazuje na <text:span text:style-name="T12">schopnost odkázat na jiné texty</text:span>, stránky atd. Užívá se i v knihách, novinách. Jedná se o <text:span text:style-name="T12">značkovací jazyk</text:span>, tudíž je dokument strukturován pomocí značek – <text:span text:style-name="T11">tagů</text:span>.</text:p>
      <text:p text:style-name="P5">První verzi publikoval zakladatel služby WWW <text:span text:style-name="T12">Tim Bernes Lee </text:span>v roce <text:span text:style-name="T11">1991</text:span>. Nabízela možnost <text:span text:style-name="T12">vkládat do textu obrázky, odkazy, tvořit logické úrovně</text:span>. Nesla označení <text:span text:style-name="T12">HTML 0.9</text:span>. Dále pak stojí za zmínku <text:span text:style-name="T12">XHTML</text:span><text:span text:style-name="T8">, </text:span>jejímž základem je jazyk <text:span text:style-name="T11">XML</text:span>, a která se vyznačuje třemi definicemi a sice <text:span text:style-name="T12">strict</text:span> (<text:span text:style-name="T11">malá</text:span><text:span text:style-name="T13"> </text:span><text:span text:style-name="T11">písmena</text:span>, pouze párové atributy), <text:span text:style-name="T12">transitional</text:span><text:span text:style-name="T13"> </text:span>a <text:span text:style-name="T12">frameset</text:span><text:span text:style-name="T8">. </text:span>Dnes se používá verze <text:span text:style-name="T11">HTML</text:span><text:span text:style-name="T13"> </text:span><text:span text:style-name="T11">5</text:span>.</text:p>
      <text:p text:style-name="P5">Strukturu HTML dokumentu tvoří <text:span text:style-name="T12">tagy</text:span>, ty se skládají ze <text:span text:style-name="T11">„zobáčků“</text:span><text:span text:style-name="T13"> </text:span><text:span text:style-name="T11">a názvu</text:span>, např. <text:span text:style-name="T11">&lt;p&gt;&lt;/p&gt;</text:span>, mohou být <text:span text:style-name="T11">párové</text:span><text:span text:style-name="T13"> </text:span><text:span text:style-name="T11">a</text:span><text:span text:style-name="T13"> </text:span><text:span text:style-name="T11">nepárové</text:span><text:span text:style-name="T13"> </text:span>a <text:span text:style-name="T11">určují význam textu</text:span>, jež obklopují. Cokoliv není ohraničeno značkou bude zobrazeno na stránce. </text:p>
      <text:p text:style-name="P6" loext:marker-style-name="T14"/>
      <text:list text:style-name="WWNum34">
        <text:list-item>
          <text:p text:style-name="P7" loext:marker-style-name="T8"><text:span text:style-name="T8">Strukturální - </text:span><text:span text:style-name="T11">definují strukturu</text:span>, např. &lt;p&gt;, &lt;h1&gt;</text:p>
        </text:list-item>
        <text:list-item>
          <text:p text:style-name="P7" loext:marker-style-name="T8"><text:span text:style-name="T8">Sémantické - </text:span><text:span text:style-name="T11">definují povahu prvku</text:span>, např. &lt;title&gt;, &lt;article&gt;</text:p>
        </text:list-item>
        <text:list-item>
          <text:p text:style-name="P7" loext:marker-style-name="T8"><text:span text:style-name="T8">Stylistické - </text:span><text:span text:style-name="T11">mění vzhled</text:span>, dnes spíše <text:span text:style-name="T11">CSS</text:span>, <text:span text:style-name="T11">nekompatibilní s alternativními prohlížeči</text:span>, např. &lt;b&gt;</text:p>
        </text:list-item>
      </text:list>
      <text:p text:style-name="P8"><text:span text:style-name="T8">Atribut</text:span> <text:span text:style-name="T11">přiřazuje vlastnosti elementu</text:span>, píší se <text:span text:style-name="T11">do počátečního tagu</text:span>, používají se <text:span text:style-name="T11">uvozovky</text:span>, např. class</text:p>
      <text:p text:style-name="P8"><text:span text:style-name="T8">Element </text:span>je <text:span text:style-name="T11">celá sekvence tagu a atributů</text:span></text:p>
      <text:p text:style-name="P9" loext:marker-style-name="T14"/>
      <text:list text:style-name="WWNum35">
        <text:list-item>
          <text:p text:style-name="P10" loext:marker-style-name="T8"><text:span text:style-name="T8">Blokové - </text:span><text:span text:style-name="T11">zalomí text</text:span>, tzn. <text:span text:style-name="T11">končí řádek</text:span>, např. &lt;h1&gt;, &lt;div&gt;, &lt;ol&gt;</text:p>
        </text:list-item>
        <text:list-item>
          <text:p text:style-name="P10" loext:marker-style-name="T8"><text:span text:style-name="T8">Inline - </text:span>plní funkcí <text:span text:style-name="T11">zvýraznění</text:span>, <text:span text:style-name="T11">uvnitř</text:span><text:span text:style-name="T13"> </text:span><text:span text:style-name="T11">textu</text:span>, např. &lt;i&gt;, &lt;em&gt;, &lt;b&gt;</text:p>
        </text:list-item>
        <text:list-item>
          <text:p text:style-name="P10" loext:marker-style-name="T8"><text:span text:style-name="T8">Nahrazované - </text:span><text:span text:style-name="T11">jsou</text:span><text:span text:style-name="T13"> </text:span><text:span text:style-name="T11">nahrazeny</text:span><text:span text:style-name="T13"> </text:span><text:span text:style-name="T11">obsahem</text:span>, jsou <text:span text:style-name="T11">důležité</text:span><text:span text:style-name="T13"> </text:span><text:span text:style-name="T11">rozměry</text:span>, např. &lt;img&gt;</text:p>
        </text:list-item>
      </text:list>
      <text:p text:style-name="P11" loext:marker-style-name="T15"/>
      <text:p text:style-name="Standard"><text:span text:style-name="T8">Entity </text:span>vyjadřují <text:span text:style-name="T12">pomocí sekvence znaků jeden symbol</text:span>, např. &amp;copy</text:p>
      <text:p text:style-name="P5"><text:span text:style-name="T8">Validitu </text:span>ověřujeme pomocí <text:span text:style-name="T12">validátoru</text:span>, což je speciální program, např.<text:span text:style-name="T8"> </text:span><text:span text:style-name="T12">W3C</text:span>, který nám dává <text:span text:style-name="T11">možnost validovat pomocí URL odkazu nebo souboru</text:span>. Výsledkem je výpis přesně popsaných závad. <text:span text:style-name="T11">Nevalidní kód může ohrozit zážitek</text:span> např. zrakově postižených, dále pak sabotovat vyhledávání.</text:p>
      <text:h text:style-name="P12" text:outline-level="2" loext:marker-style-name="T8"><text:span text:style-name="T8">1</text:span><text:span text:style-name="T9">2</text:span><text:span text:style-name="T8">.2. Struktura webové stránky, HTML elementy</text:span></text:h>
      <text:h text:style-name="Heading_20_3" text:outline-level="3">dělení</text:h>
      <text:p text:style-name="P8">Strukturu HTML dokumentu tvoří:</text:p>
      <text:p text:style-name="P9" loext:marker-style-name="T14"/>
      <text:list text:style-name="WWNum38">
        <text:list-item>
          <text:p text:style-name="P13" loext:marker-style-name="T8"><text:span text:style-name="T8">Deklarace - </text:span><text:span text:style-name="T11">sděluje prohlížeči, že otevřel HTML dokument</text:span>, rozlišuje verzi, <text:span text:style-name="T8">&lt;!DOCTYPE html&gt;</text:span></text:p>
        </text:list-item>
      </text:list>
      <text:p text:style-name="P14" loext:marker-style-name="T16"/>
      <text:list text:continue-numbering="true" text:style-name="WWNum38">
        <text:list-item>
          <text:p text:style-name="P13" loext:marker-style-name="T8"><text:span text:style-name="T8">Kořenový element - </text:span><text:span text:style-name="T11">reprezentuje celý dokument</text:span>, &lt;html&gt;&lt;/html&gt;</text:p>
        </text:list-item>
      </text:list>
      <text:p text:style-name="P14" loext:marker-style-name="T16"/>
      <text:list xml:id="list182516465773531" text:continue-numbering="true" text:style-name="WWNum38">
        <text:list-item>
          <text:p text:style-name="P13" loext:marker-style-name="T8"><text:soft-page-break/><text:span text:style-name="T8">Hlavička - </text:span>obsahuje <text:span text:style-name="T11">metadata</text:span>, vztahující se k celému dokumentu, např. <text:span text:style-name="T11">název</text:span>, <text:span text:style-name="T11">linky</text:span>, <text:span text:style-name="T11">klíčová</text:span><text:span text:style-name="T13"> </text:span><text:span text:style-name="T11">slova</text:span>, <text:span text:style-name="T11">kaskádové</text:span><text:span text:style-name="T13"> </text:span><text:span text:style-name="T11">styly</text:span></text:p>
        </text:list-item>
      </text:list>
      <text:p text:style-name="P15" loext:marker-style-name="T17"/>
      <text:list text:style-name="WWNum46">
        <text:list-item>
          <text:p text:style-name="P16" loext:marker-style-name="T8"><text:span text:style-name="T8">Meta tagy - </text:span><text:span text:style-name="T11">nepárové</text:span><text:span text:style-name="T13"> </text:span><text:span text:style-name="T11">značky</text:span>, starají se o <text:span text:style-name="T11">správné zobrazení</text:span>, <text:span text:style-name="T11">indexování</text:span>, <text:span text:style-name="T11">informace</text:span><text:span text:style-name="T13"> </text:span><text:span text:style-name="T11">pro</text:span><text:span text:style-name="T13"> </text:span><text:span text:style-name="T11">vyhledávače</text:span>, tzv. <text:span text:style-name="T11">keywords</text:span>, nastavují kódování, např. UTF-8, přizpůsobují zobrazení</text:p>
        </text:list-item>
      </text:list>
      <text:p text:style-name="P17" loext:marker-style-name="T18"/>
      <text:list xml:id="list182515166603622" text:continue-list="list182516465773531" text:style-name="WWNum38">
        <text:list-item>
          <text:p text:style-name="P13" loext:marker-style-name="T8"><text:span text:style-name="T8">Tělo dokumentu - </text:span>obsahuje <text:span text:style-name="T11">finální obsah dokumentu</text:span></text:p>
        </text:list-item>
      </text:list>
      <text:p text:style-name="P15" loext:marker-style-name="T17"/>
      <text:list text:style-name="WWNum47">
        <text:list-item>
          <text:p text:style-name="P18" loext:marker-style-name="T8"><text:span text:style-name="T8">Komentáře - </text:span>nezobrazují se, např. &lt;!—komentář --&gt; </text:p>
        </text:list-item>
      </text:list>
      <text:p text:style-name="P8">Mezi blokové HTML elementy patří např.:</text:p>
      <text:p text:style-name="P9" loext:marker-style-name="T14"/>
      <text:list text:continue-list="list182515166603622" text:style-name="WWNum38">
        <text:list-item>
          <text:p text:style-name="P13" loext:marker-style-name="T8"><text:span text:style-name="T8">Nadpis - </text:span><text:span text:style-name="T11">šest úrovní</text:span>, přičemž <text:span text:style-name="T11">hlavní se používá pouze 1x</text:span>, použití <text:span text:style-name="T11">pomáhá vyhledávání</text:span></text:p>
        </text:list-item>
      </text:list>
      <text:p text:style-name="P14" loext:marker-style-name="T16"/>
      <text:list text:continue-numbering="true" text:style-name="WWNum38">
        <text:list-item>
          <text:p text:style-name="P13" loext:marker-style-name="T8"><text:span text:style-name="T8">Odstavec, oddíl - </text:span>odstavce slouží k <text:span text:style-name="T11">členění delšího textu</text:span>, <text:span text:style-name="T11">oddíl poté celé stránky</text:span>, např. kvůli <text:span text:style-name="T11">CSS</text:span><text:span text:style-name="T13"> </text:span><text:span text:style-name="T11">stylů</text:span>, kvůli tzv. <text:span text:style-name="T19">předivování</text:span><text:span text:style-name="T13"> </text:span>se v HTML 5 používá mnoho alternativ, např. <text:span text:style-name="T11">article</text:span>, <text:span text:style-name="T11">aside</text:span></text:p>
        </text:list-item>
      </text:list>
      <text:p text:style-name="P14" loext:marker-style-name="T16"/>
      <text:list text:continue-numbering="true" text:style-name="WWNum38">
        <text:list-item>
          <text:p text:style-name="P13" loext:marker-style-name="T8"><text:span text:style-name="T8">Seznam - </text:span><text:span text:style-name="T11">může být uspořádaný</text:span>, &lt;ol&gt;, <text:span text:style-name="T11">neuspořádaný</text:span>, &lt;ul&gt; a <text:span text:style-name="T11">popisný</text:span>, &lt;dl&gt;, &lt;dt&gt;, &lt;dd&gt;</text:p>
        </text:list-item>
      </text:list>
      <text:p text:style-name="P14" loext:marker-style-name="T16"/>
      <text:list text:continue-numbering="true" text:style-name="WWNum38">
        <text:list-item>
          <text:p text:style-name="P13" loext:marker-style-name="T8"><text:span text:style-name="T8">Tabulka - </text:span>tvoří ji <text:span text:style-name="T11">základní element</text:span> &lt;table&gt;, ten poté může mít <text:span text:style-name="T11">úrovně</text:span><text:span text:style-name="T13"> </text:span>&lt;thead&gt;, &lt;tbody&gt;, &lt;tfoot&gt;, <text:span text:style-name="T11">k</text:span><text:span text:style-name="T13"> </text:span><text:span text:style-name="T11">členění</text:span><text:span text:style-name="T13"> </text:span>na řádky se používá &lt;tr&gt;, <text:span text:style-name="T11">buňky</text:span><text:span text:style-name="T13"> </text:span><text:span text:style-name="T11">poté</text:span><text:span text:style-name="T13"> </text:span>&lt;td&gt;, pomocí <text:span text:style-name="T12">colspan</text:span><text:span text:style-name="T13"> </text:span>můžeme <text:span text:style-name="T11">určit</text:span><text:span text:style-name="T13"> </text:span><text:span text:style-name="T11">rozpětí</text:span></text:p>
        </text:list-item>
      </text:list>
      <text:p text:style-name="P8" loext:marker-style-name="T20"><text:span text:style-name="T20">Inline elementy</text:span> jsou poté vkládány <text:span text:style-name="T11">do blokových elementů</text:span>, ohraničují totiž <text:span text:style-name="T11">kratší úsek textu</text:span>, např.: <text:span text:style-name="T11">&lt;span&gt;.</text:span></text:p>
      <text:p text:style-name="P8">Mezi zajímavé elementy patří např.: </text:p>
      <text:list text:style-name="WWNum48">
        <text:list-item>
          <text:p text:style-name="P19"><text:span text:style-name="T20">&lt;strong&gt;, &lt;cite&gt;</text:span> - definuje <text:span text:style-name="T11">název citovaného díla</text:span></text:p>
        </text:list-item>
      </text:list>
      <text:p text:style-name="P20" loext:marker-style-name="T21"/>
      <text:list text:continue-numbering="true" text:style-name="WWNum48">
        <text:list-item>
          <text:p text:style-name="P19"><text:span text:style-name="T20">&lt;code&gt;</text:span> - <text:span text:style-name="T11">vypisuje programový kód</text:span>. Sémantické značky omezují, dříve zmíněné, <text:span text:style-name="T11">přílišné používání &lt;div&gt;</text:span>, udávají tak <text:span text:style-name="T11">charakter dané části webu</text:span>, např. <text:span text:style-name="T11">&lt;details&gt;, &lt;article&gt;, &lt;nav&gt;</text:span>.</text:p>
        </text:list-item>
      </text:list>
      <text:h text:style-name="P12" text:outline-level="2" loext:marker-style-name="T8"><text:span text:style-name="T8">1</text:span><text:span text:style-name="T9">2</text:span><text:span text:style-name="T8">.3. Odkazy, navigace</text:span></text:h>
      <text:h text:style-name="Heading_20_3" text:outline-level="3">vysvětlení</text:h>
      <text:p text:style-name="P8">K tvorbě odkazů se používá značka <text:span text:style-name="T11">&lt;a&gt;</text:span>, dále je pak povinnou součástí atribut <text:span text:style-name="T19">href</text:span><text:span text:style-name="T10">, </text:span>který <text:span text:style-name="T11">definuje URL adresu</text:span>, atribut <text:span text:style-name="T19">target</text:span> poté určí, <text:span text:style-name="T11">zdali se odkaz otevře v novém okně</text:span> (_blank znamená, že ano).</text:p>
      <text:p text:style-name="P9" loext:marker-style-name="T14"/>
      <text:list text:style-name="WWNum39">
        <text:list-item>
          <text:p text:style-name="P21" loext:marker-style-name="T8"><text:span text:style-name="T8">Absolutní - </text:span>obsahují <text:span text:style-name="T11">úplnou URL adresu</text:span>, odkazují na <text:span text:style-name="T11">dokumenty na jiném serveru</text:span></text:p>
        </text:list-item>
        <text:list-item>
          <text:p text:style-name="P21" loext:marker-style-name="T8"><text:span text:style-name="T8">Relativní - </text:span><text:span text:style-name="T11">na stejném serveru</text:span>, <text:span text:style-name="T11">nekompletní URL</text:span>, relativní vzhledem k výchozí stránce</text:p>
        </text:list-item>
        <text:list-item>
          <text:p text:style-name="P21" loext:marker-style-name="T8"><text:span text:style-name="T8">Na záložky – </text:span>vyznačené místo ve stejném dokumentu, <text:span text:style-name="T11">určité sekce webu</text:span></text:p>
        </text:list-item>
      </text:list>
      <text:p text:style-name="P8"><text:span text:style-name="T8">Navigace </text:span>se poté dělí na:</text:p>
      <text:p text:style-name="P9" loext:marker-style-name="T14"/>
      <text:list text:style-name="WWNum40">
        <text:list-item>
          <text:p text:style-name="P22" loext:marker-style-name="T8"><text:span text:style-name="T8">Hlavní - </text:span>u větších webů může obsahovat <text:span text:style-name="T11">menu</text:span>, u největších se poté dělí na <text:span text:style-name="T11">globální a lokální</text:span></text:p>
        </text:list-item>
        <text:list-item>
          <text:p text:style-name="P22" loext:marker-style-name="T8"><text:span text:style-name="T8">Hierarchická - </text:span><text:span text:style-name="T11">větvení</text:span>, uživatel přechází na <text:span text:style-name="T11">specifičtější kategorie</text:span>, např. <text:span text:style-name="T11">Alza</text:span></text:p>
        </text:list-item>
        <text:list-item>
          <text:p text:style-name="P22" loext:marker-style-name="T8"><text:span text:style-name="T8">Kontextová - </text:span><text:span text:style-name="T11">seznam souvisejících odkazů</text:span>, <text:span text:style-name="T11">tvorba zkratek</text:span>, nezávislá na hlavní navigaci</text:p>
        </text:list-item>
        <text:list-item>
          <text:p text:style-name="P22" loext:marker-style-name="T8"><text:span text:style-name="T8">Drobečková - </text:span>snaží se <text:span text:style-name="T11">ukázat pozici na webu</text:span>, viz. <text:span text:style-name="T11">Domů</text:span><text:span text:style-name="T13"> </text:span>&gt; <text:span text:style-name="T11">PC</text:span><text:span text:style-name="T13"> </text:span>&gt; <text:span text:style-name="T11">herní</text:span><text:span text:style-name="T13"> </text:span>&gt; <text:span text:style-name="T11">klávesnice</text:span></text:p>
        </text:list-item>
      </text:list>
      <text:p text:style-name="P23" loext:marker-style-name="T8"/>
      <text:h text:style-name="P12" text:outline-level="2" loext:marker-style-name="T8"><text:span text:style-name="T8">1</text:span><text:span text:style-name="T9">2</text:span><text:span text:style-name="T8">.4. Kaskádové styly, jejich integrace do HTML, syntax CSS, selektory, úprava stránky pomocí CSS</text:span></text:h>
      <text:p text:style-name="P24" loext:marker-style-name="T8"/>
      <text:h text:style-name="Heading_20_3" text:outline-level="3">vysvětlení</text:h>
      <text:p text:style-name="P5"><text:span text:style-name="T20">Kaskádové styly</text:span> neboli CSS <text:span text:style-name="T11">umožňují formátování stránek psaných v jazyce HTML</text:span>, <text:span text:style-name="T11">XHTML</text:span><text:span text:style-name="T13"> </text:span>nebo <text:span text:style-name="T11">XML</text:span>, <text:span text:style-name="T11">navržen W3C</text:span>, pointou je <text:span text:style-name="T12">oddělení vzhledu od struktury stránky</text:span>, pravidla kaskádových stylů se <text:span text:style-name="T12">vzájemně přerývají</text:span>, mezi hlavní výhody patří již zmíněné oddělení vzhledu od struktury, dále pak <text:span text:style-name="T12">rozsáhlejší formátovací</text:span><text:span text:style-name="T11"> </text:span><text:span text:style-name="T12">možnosti</text:span><text:span text:style-name="T11">, </text:span><text:span text:style-name="T12">dynamičnost</text:span>, lepší <text:span text:style-name="T12">kompatibilita</text:span> s alternativními prohlížeči, lze je integrovat hned několika způsoby:</text:p>
      <text:p text:style-name="P25" loext:marker-style-name="T14"/>
      <text:list text:style-name="WWNum43">
        <text:list-item>
          <text:p text:style-name="P26" loext:marker-style-name="T8"><text:soft-page-break/><text:span text:style-name="T8">Vložené styly -</text:span> parametr <text:span text:style-name="T19">style</text:span><text:span text:style-name="T10">,</text:span> platí pro <text:span text:style-name="T11">jednu značku</text:span>, </text:p>
        </text:list-item>
      </text:list>
      <text:p text:style-name="P27" loext:marker-style-name="T16"/>
      <text:list text:continue-numbering="true" text:style-name="WWNum43">
        <text:list-item>
          <text:p text:style-name="P26" loext:marker-style-name="T8"><text:span text:style-name="T8">Styly na úrovni dokumentu - </text:span>píší se do <text:span text:style-name="T11">hlavičky</text:span>, <text:span text:style-name="T11">lze je překrýt vloženým stylem</text:span></text:p>
        </text:list-item>
      </text:list>
      <text:p text:style-name="P27" loext:marker-style-name="T16"/>
      <text:list text:continue-numbering="true" text:style-name="WWNum43">
        <text:list-item>
          <text:p text:style-name="P26" loext:marker-style-name="T8"><text:span text:style-name="T8">Externí styly - </text:span><text:span text:style-name="T11">vložení souboru/odkazu</text:span>, aplikovatelné <text:span text:style-name="T11">na celý projekt</text:span>, lze je vsunout <text:span text:style-name="T11">příkazem link</text:span>, nebo <text:span text:style-name="T11">importovat pomocí @import</text:span> v tagu style</text:p>
        </text:list-item>
      </text:list>
      <text:p text:style-name="P5"><text:span text:style-name="T8">Syntax </text:span>tvoří tzv. <text:span text:style-name="T19">pravidla</text:span>, ta se skládají ze <text:span text:style-name="T11">selektoru a deklarací</text:span>, které se poté skládají <text:span text:style-name="T11">z vlastnosti a hodnoty</text:span>, např. <text:span text:style-name="T11">vlastnost:hodnota</text:span>. Deklarace se mohou <text:span text:style-name="T11">vršit a překrývat</text:span>, přičemž platí ta, která se zpracována poslední, tudíž spodní. Příkazem! important<text:span text:style-name="T10"> </text:span>dosáhneme zajistíme, že hodnota bude <text:span text:style-name="T11">nepřepsatelná</text:span>.</text:p>
      <text:p text:style-name="P9" loext:marker-style-name="T14"/>
      <text:list text:style-name="WWNum44">
        <text:list-item>
          <text:p text:style-name="P28" loext:marker-style-name="T8"><text:span text:style-name="T8">Třídy - </text:span><text:span text:style-name="T10">.class</text:span> <text:span text:style-name="T11">pro více elementů</text:span>, <text:span text:style-name="T10">#id</text:span><text:span text:style-name="T22">­</text:span> <text:span text:style-name="T11">pouze pro jeden</text:span></text:p>
        </text:list-item>
        <text:list-item>
          <text:p text:style-name="P28" loext:marker-style-name="T8"><text:span text:style-name="T8">Pseudotřídy – </text:span>speciální<text:span text:style-name="T11"> stav anebo část elementu</text:span>, např. <text:span text:style-name="T19">hover</text:span>, <text:span text:style-name="T19">first-line</text:span></text:p>
        </text:list-item>
      </text:list>
      <text:p text:style-name="P5"><text:span text:style-name="T8">Dědičnost </text:span><text:span text:style-name="T20">třída</text:span> <text:span text:style-name="T11">dědí vlastnosti elementu</text:span>, <text:span text:style-name="T11">ve kterém je vložena</text:span>, pokud má tedy div modré písmo a v něm je odstavec p, bude i ten mít výchozí modré písmo</text:p>
      <text:p text:style-name="P5"><text:span text:style-name="T8">Selektor </text:span>slouží <text:span text:style-name="T11">k výběru prvku</text:span>, <text:span text:style-name="T11">na který chceme aplikovat formátování</text:span>, uplatňují se zde <text:span text:style-name="T12">kombinátory</text:span>, což jsou <text:span text:style-name="T11">symboly, které definují vztahy právě mezi selektory</text:span>, např.&gt; (<text:span text:style-name="T10">div&gt; p</text:span>, platí pro všechna p vnořená v div), + (pro všechna p následující hned po div), ~ (všechna p příbuzná s div)</text:p>
      <text:p text:style-name="P5" loext:marker-style-name="T8"><text:span text:style-name="T8">Úprava stránky pomocí CSS </text:span>může mít mnoho podob, mezi hlavní poté patří <text:span text:style-name="T11">vlastnosti písma</text:span> (<text:span text:style-name="T10">font-family</text:span>), <text:span text:style-name="T11">textu</text:span><text:span text:style-name="T13"> </text:span>(<text:span text:style-name="T10">text-align</text:span>), <text:span text:style-name="T11">blokových elementů</text:span><text:span text:style-name="T13"> </text:span>(<text:span text:style-name="T10">margin</text:span>), jednotky pro úpravu:</text:p>
      <text:list text:style-name="WWNum45">
        <text:list-item>
          <text:p text:style-name="P29" loext:marker-style-name="T8"><text:span text:style-name="T8">Délky – </text:span>používá např. <text:span text:style-name="T11">%</text:span>, <text:span text:style-name="T11">pt</text:span>, <text:span text:style-name="T11">px</text:span></text:p>
        </text:list-item>
        <text:list-item>
          <text:p text:style-name="P29" loext:marker-style-name="T8"><text:span text:style-name="T8">Barvy - </text:span>mohou být <text:span text:style-name="T11">slovně</text:span><text:span text:style-name="T13"> </text:span>(black, red), <text:span text:style-name="T11">#rgb</text:span><text:span text:style-name="T13"> </text:span>(0 až f), <text:span text:style-name="T11">rgb</text:span> (0 až 255)</text:p>
        </text:list-item>
        <text:list-item>
          <text:p text:style-name="P29" loext:marker-style-name="T8"><text:span text:style-name="T8">URL - </text:span>může být <text:span text:style-name="T11">absolutní</text:span>, <text:span text:style-name="T11">relativní vůči serveru nebo aktuálnímu adrešáři</text:span></text:p>
        </text:list-item>
      </text:list>
      <text:h text:style-name="P12" text:outline-level="2" loext:marker-style-name="T8"><text:span text:style-name="T8">1</text:span><text:span text:style-name="T9">2</text:span><text:span text:style-name="T8">.5. Layout webové stránky, zásady webdesignu</text:span></text:h>
      <text:h text:style-name="Heading_20_3" text:outline-level="3">vysvětlení</text:h>
      <text:p text:style-name="P5">Označuje <text:span text:style-name="T11">rozmístění prvků na stránce</text:span>. <text:span text:style-name="T11">Dobrý layout kombinuje vzhled</text:span>, <text:span text:style-name="T11">použitelnost</text:span><text:span text:style-name="T13"> </text:span><text:span text:style-name="T11">a</text:span><text:span text:style-name="T13"> </text:span><text:span text:style-name="T11">pravidla</text:span><text:span text:style-name="T13"> </text:span><text:span text:style-name="T11">informační</text:span><text:span text:style-name="T13"> </text:span><text:span text:style-name="T11">architektury</text:span>. Dnes jsou určitá očekávání, např. logo je nahoře vlevo atd.</text:p>
      <text:p text:style-name="P5"/>
      <text:p text:style-name="P30">Dříve se používaly<text:span text:style-name="T8"> Frames</text:span> (rozdělení prohlížeče na několik nezávislých dokumentů) a <text:span text:style-name="T8">tabulkový layout</text:span> (používání html elementu &lt;table&gt; a jeho buňek).</text:p>
      <text:p text:style-name="P31">Moderní tvorba layoutu:</text:p>
      <text:list text:style-name="L1">
        <text:list-item>
          <text:p text:style-name="P32">dnes se struktura tvoří pomocí schématických značek (header, main, section) a vzhled řídí primárně CSS</text:p>
        </text:list-item>
        <text:list-item>
          <text:p text:style-name="P33"><text:span text:style-name="T23">CSS flexbox </text:span><text:span text:style-name="T24">- </text:span>Ideální pro <text:span text:style-name="T25">jednorozměrné</text:span> rozložení prvků (buď do řádku, nebo do sloupce). Perfektní pro zarovnávání položek v navigaci, tvorbu fotogalerií nebo centrování prvků.</text:p>
        </text:list-item>
        <text:list-item>
          <text:p text:style-name="P33"><text:span text:style-name="T26">CSS Grid:</text:span> Pokročilý <text:span text:style-name="T25">dvourozměrný</text:span> layout systém. Umožňuje vytvořit složitou mřížku s řádky a sloupci pro rozložení hlavní struktury celé stránky.</text:p>
        </text:list-item>
      </text:list>
      <text:p text:style-name="P30"><text:span text:style-name="T27">Responzivní design zajišťuje, že se layout stránky plynule přispusobují zařízením</text:span>. Využívá Media Queries, které mění CSS pravidla dle aktuální šířky displeje.</text:p>
      <text:p text:style-name="P34">Mezi zásady dobrého webdesignu patří:</text:p>
      <text:list text:style-name="L2">
        <text:list-item>
          <text:p text:style-name="P35">přehlednost a srozumitelnost, ovladatelnost, dostupnost</text:p>
        </text:list-item>
        <text:list-item>
          <text:p text:style-name="P35">rychlost, typografie a konzistenc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ourier New" style:font-family-asian="'Courier New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1" style:display-name="ListLabel 10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7" style:display-name="ListLabel 15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8" style:display-name="ListLabel 15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0" style:display-name="ListLabel 16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1" style:display-name="ListLabel 16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Calibri" fo:font-family="Calibri" style:font-family-generic="roman" style:font-pitch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Calibri" fo:font-family="Calibri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fo:font-weight="bold" style:font-weight-asian="bold" style:font-name-complex="Courier New" style:font-family-complex="'Courier New'" style:font-family-generic-complex="system" style:font-pitch-complex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fo:font-weight="bold" style:font-weight-asian="bold" style:font-name-complex="Courier New" style:font-family-complex="'Courier New'" style:font-family-generic-complex="system" style:font-pitch-complex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Calibri" fo:font-family="Calibri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Calibri" fo:font-family="Calibri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family-generic="roman" style:font-pitch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Calibri" fo:font-family="Calibri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Calibri" fo:font-family="Calibri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Calibri" fo:font-family="Calibri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Calibri" fo:font-family="Calibri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>
      <style:text-properties style:font-name="Calibri" fo:font-family="Calibri" style:font-family-generic="roman" style:font-pitch="variable"/>
    </style:style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>
      <style:text-properties style:font-name="Calibri" fo:font-family="Calibri" style:font-family-generic="roman" style:font-pitch="variable"/>
    </style:style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>
      <style:text-properties style:font-name="Calibri" fo:font-family="Calibri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Calibri" fo:font-family="Calibri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Calibri" fo:font-family="Calibri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="Calibri" fo:font-family="Calibri" style:font-family-generic="roman" style:font-pitch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>
      <style:text-properties style:font-name="Calibri" fo:font-family="Calibri" style:font-family-generic="roman" style:font-pitch="variable"/>
    </style:style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>
      <style:text-properties style:font-name="Calibri" fo:font-family="Calibri" style:font-family-generic="roman" style:font-pitch="variable"/>
    </style:style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="Calibri" fo:font-family="Calibri" style:font-family-generic="roman" style:font-pitch="variable"/>
    </style:style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>
      <style:text-properties style:font-name="Calibri" fo:font-family="Calibri" style:font-family-generic="roman" style:font-pitch="variable"/>
    </style:style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>
      <style:text-properties style:font-name="Calibri" fo:font-family="Calibri" style:font-family-generic="roman" style:font-pitch="variable"/>
    </style:style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/>
    </style:style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>
      <style:text-properties style:font-name="Calibri" fo:font-family="Calibri" style:font-family-generic="roman" style:font-pitch="variable"/>
    </style:style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>
      <style:text-properties style:font-name="Calibri" fo:font-family="Calibri" style:font-family-generic="roman" style:font-pitch="variable"/>
    </style:style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>
      <style:text-properties style:font-name="Calibri" fo:font-family="Calibri" style:font-family-generic="roman" style:font-pitch="variable"/>
    </style:style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>
      <style:text-properties style:font-name="Calibri" fo:font-family="Calibri" style:font-family-generic="roman" style:font-pitch="variable"/>
    </style:style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>
      <style:text-properties style:font-name="Calibri" fo:font-family="Calibri" style:font-family-generic="roman" style:font-pitch="variable"/>
    </style:style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ListLabel_20_388" style:display-name="ListLabel 388" style:family="text">
      <style:text-properties style:font-name="Calibri" fo:font-family="Calibri" style:font-family-generic="roman" style:font-pitch="variable"/>
    </style:style>
    <style:style style:name="ListLabel_20_389" style:display-name="ListLabel 389" style:family="text">
      <style:text-properties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>
      <style:text-properties style:font-name="Calibri" fo:font-family="Calibri" style:font-family-generic="roman" style:font-pitch="variable"/>
    </style:style>
    <style:style style:name="ListLabel_20_392" style:display-name="ListLabel 392" style:family="text">
      <style:text-properties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>
      <style:text-properties style:font-name="Calibri" fo:font-family="Calibri" style:font-family-generic="roman" style:font-pitch="variable"/>
    </style:style>
    <style:style style:name="ListLabel_20_395" style:display-name="ListLabel 395" style:family="text">
      <style:text-properties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/>
    <style:style style:name="ListLabel_20_397" style:display-name="ListLabel 397" style:family="text">
      <style:text-properties style:font-name="Calibri" fo:font-family="Calibri" style:font-family-generic="roman" style:font-pitch="variable"/>
    </style:style>
    <style:style style:name="ListLabel_20_398" style:display-name="ListLabel 398" style:family="text">
      <style:text-properties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>
      <style:text-properties style:font-name="Calibri" fo:font-family="Calibri" style:font-family-generic="roman" style:font-pitch="variable"/>
    </style:style>
    <style:style style:name="ListLabel_20_401" style:display-name="ListLabel 401" style:family="text">
      <style:text-properties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>
      <style:text-properties style:font-name="Calibri" fo:font-family="Calibri" style:font-family-generic="roman" style:font-pitch="variable"/>
    </style:style>
    <style:style style:name="ListLabel_20_404" style:display-name="ListLabel 404" style:family="text">
      <style:text-properties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/>
    <style:style style:name="ListLabel_20_406" style:display-name="ListLabel 406" style:family="text">
      <style:text-properties fo:font-weight="bold" style:font-weight-asian="bold" style:font-name-complex="Courier New" style:font-family-complex="'Courier New'" style:font-family-generic-complex="system" style:font-pitch-complex="variable"/>
    </style:style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>
      <style:text-properties style:font-name="Calibri" fo:font-family="Calibri" style:font-family-generic="roman" style:font-pitch="variable"/>
    </style:style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>
      <style:text-properties style:font-name="Calibri" fo:font-family="Calibri" style:font-family-generic="roman" style:font-pitch="variable"/>
    </style:style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>
      <style:text-properties fo:font-weight="bold" style:font-weight-asian="bold" style:font-name-complex="Courier New" style:font-family-complex="'Courier New'" style:font-family-generic-complex="system" style:font-pitch-complex="variable"/>
    </style:style>
    <style:style style:name="ListLabel_20_416" style:display-name="ListLabel 416" style:family="text">
      <style:text-properties style:font-name-complex="Courier New" style:font-family-complex="'Courier New'" style:font-family-generic-complex="system" style:font-pitch-complex="variable"/>
    </style:style>
    <style:style style:name="ListLabel_20_417" style:display-name="ListLabel 417" style:family="text"/>
    <style:style style:name="ListLabel_20_418" style:display-name="ListLabel 418" style:family="text">
      <style:text-properties style:font-name="Calibri" fo:font-family="Calibri" style:font-family-generic="roman" style:font-pitch="variable"/>
    </style:style>
    <style:style style:name="ListLabel_20_419" style:display-name="ListLabel 419" style:family="text">
      <style:text-properties style:font-name-complex="Courier New" style:font-family-complex="'Courier New'" style:font-family-generic-complex="system" style:font-pitch-complex="variable"/>
    </style:style>
    <style:style style:name="ListLabel_20_420" style:display-name="ListLabel 420" style:family="text"/>
    <style:style style:name="ListLabel_20_421" style:display-name="ListLabel 421" style:family="text">
      <style:text-properties style:font-name="Calibri" fo:font-family="Calibri" style:font-family-generic="roman" style:font-pitch="variable"/>
    </style:style>
    <style:style style:name="ListLabel_20_422" style:display-name="ListLabel 422" style:family="text">
      <style:text-properties style:font-name-complex="Courier New" style:font-family-complex="'Courier New'" style:font-family-generic-complex="system" style:font-pitch-complex="variable"/>
    </style:style>
    <style:style style:name="ListLabel_20_423" style:display-name="ListLabel 423" style:family="text"/>
    <style:style style:name="ListLabel_20_424" style:display-name="ListLabel 424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425" style:display-name="ListLabel 425" style:family="text">
      <style:text-properties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>
      <style:text-properties style:font-name="Calibri" fo:font-family="Calibri" style:font-family-generic="roman" style:font-pitch="variable"/>
    </style:style>
    <style:style style:name="ListLabel_20_428" style:display-name="ListLabel 428" style:family="text">
      <style:text-properties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/>
    <style:style style:name="ListLabel_20_430" style:display-name="ListLabel 430" style:family="text">
      <style:text-properties style:font-name="Calibri" fo:font-family="Calibri" style:font-family-generic="roman" style:font-pitch="variable"/>
    </style:style>
    <style:style style:name="ListLabel_20_431" style:display-name="ListLabel 431" style:family="text">
      <style:text-properties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2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2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3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4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5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4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5909in" fo:margin-right="0.688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0</meta:editing-cycles>
    <meta:creation-date>2023-04-09T22:52:00</meta:creation-date>
    <dc:date>2026-04-22T18:25:14.567268061</dc:date>
    <meta:editing-duration>PT33M8S</meta:editing-duration>
    <meta:generator>LibreOffice/26.2.2.2$Linux_X86_64 LibreOffice_project/620$Build-2</meta:generator>
    <meta:document-statistic meta:table-count="0" meta:image-count="0" meta:object-count="0" meta:page-count="3" meta:paragraph-count="75" meta:word-count="1138" meta:character-count="7471" meta:non-whitespace-character-count="6432"/>
    <meta:user-defined meta:name="AppVersion">16.0000</meta:user-defined>
    <meta:template xlink:type="simple" xlink:actuate="onRequest" xlink:title="Normal.dotm" xlink:href=""/>
  </office:meta>
</office:document-meta>
</file>